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break-before="page"/>
      <style:text-properties style:font-name="Arial" fo:font-size="12pt" fo:language="en" fo:country="US" fo:font-weight="normal" officeooo:rsid="00207c69" officeooo:paragraph-rsid="00207c69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Arial" fo:font-size="12pt" fo:language="en" fo:country="US" fo:font-weight="normal" officeooo:rsid="0021a8f6" officeooo:paragraph-rsid="0021a8f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" fo:font-weight="normal" officeooo:rsid="000bd1e5" officeooo:paragraph-rsid="000bd1e5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fo:font-weight="normal" officeooo:rsid="000bd1e5" officeooo:paragraph-rsid="001bf051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weight="normal" officeooo:rsid="000c0770" officeooo:paragraph-rsid="001e1b2e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weight="normal" officeooo:rsid="000ddebf" officeooo:paragraph-rsid="001e2903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weight="normal" officeooo:rsid="0010aeb3" officeooo:paragraph-rsid="0020171e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2pt" fo:font-weight="normal" officeooo:rsid="001d416d" officeooo:paragraph-rsid="001d416d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0aeb3" officeooo:paragraph-rsid="0020171e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d5a09" officeooo:paragraph-rsid="0020171e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21a8f6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2381b0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1b1cb" officeooo:paragraph-rsid="002381b0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0aeb3" officeooo:paragraph-rsid="0020171e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207c69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21a8f6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2381b0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3a6e01" officeooo:paragraph-rsid="003a6e01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3bf714" officeooo:paragraph-rsid="003bf714" style:font-size-asian="10.5pt" style:font-weight-asian="normal" style:font-size-complex="12pt" style:font-weight-complex="normal"/>
    </style:style>
    <style:style style:name="P20" style:family="paragraph" style:parent-style-name="Preformatted_20_Text">
      <style:text-properties style:font-name="Arial" fo:font-size="12pt" fo:language="en" fo:country="US" officeooo:rsid="0029e011" officeooo:paragraph-rsid="0020171e" style:font-size-asian="12pt" style:font-size-complex="12pt"/>
    </style:style>
    <style:style style:name="P21" style:family="paragraph" style:parent-style-name="Preformatted_20_Text">
      <style:text-properties style:font-name="DejaVu Sans Mono" fo:font-size="12pt" fo:language="en" fo:country="US" officeooo:rsid="002aab1d" officeooo:paragraph-rsid="0020171e" style:font-size-asian="12pt" style:font-size-complex="12pt"/>
    </style:style>
    <style:style style:name="P22" style:family="paragraph" style:parent-style-name="Preformatted_20_Text">
      <style:text-properties style:font-name="DejaVu Sans Mono" fo:font-size="12pt" fo:language="en" fo:country="US" officeooo:rsid="002d5a09" officeooo:paragraph-rsid="0020171e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style:font-name="DejaVu Sans Mono" fo:font-size="12pt" fo:language="en" fo:country="US" fo:font-weight="normal" officeooo:rsid="002d5a09" officeooo:paragraph-rsid="0020171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08cc6d" officeooo:paragraph-rsid="001bf05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14727" officeooo:paragraph-rsid="001bf05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0bd1e5" officeooo:paragraph-rsid="000bd1e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0bd1e5" officeooo:paragraph-rsid="001bf05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0c0770" officeooo:paragraph-rsid="001e1b2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0ddebf" officeooo:paragraph-rsid="001e765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0aeb3" officeooo:paragraph-rsid="0020171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0f210d" officeooo:paragraph-rsid="001e765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2bea66" officeooo:paragraph-rsid="002bea6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3321a0" officeooo:paragraph-rsid="003321a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34bb6b" officeooo:paragraph-rsid="0034bb6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37dbf4" officeooo:paragraph-rsid="0037dbf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34bb6b" officeooo:paragraph-rsid="0034bb6b" fo:background-color="#ffffff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1bf051" style:font-size-asian="19pt" style:font-weight-asian="bold" style:font-size-complex="19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1bf051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1bf05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9pt" fo:font-weight="normal" officeooo:rsid="000bd1e5" officeooo:paragraph-rsid="000bd1e5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9pt" fo:font-weight="normal" officeooo:rsid="000bd1e5" officeooo:paragraph-rsid="001bf051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fo:font-weight="normal" officeooo:rsid="000c0770" officeooo:paragraph-rsid="001e1b2e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normal" officeooo:rsid="000f210d" officeooo:paragraph-rsid="001e765c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0bd1e5" officeooo:paragraph-rsid="001bf05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rsid="000bd1e5" officeooo:paragraph-rsid="000bd1e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rsid="001d416d" officeooo:paragraph-rsid="001d416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officeooo:rsid="000c0770" officeooo:paragraph-rsid="001e1b2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normal" officeooo:rsid="000c0770" officeooo:paragraph-rsid="0029ee6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normal" officeooo:rsid="001e2903" officeooo:paragraph-rsid="001e290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0f210d" officeooo:paragraph-rsid="001e765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normal" officeooo:rsid="0029ee6a" officeooo:paragraph-rsid="0029ee6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29ee6a" officeooo:paragraph-rsid="002ad9f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2ad9f5" officeooo:paragraph-rsid="002ad9f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normal" officeooo:rsid="002efee3" officeooo:paragraph-rsid="002efee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31afe0" officeooo:paragraph-rsid="0031afe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31afe0" officeooo:paragraph-rsid="0033d1c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normal" officeooo:rsid="0034f51d" officeooo:paragraph-rsid="0034f51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normal" officeooo:rsid="0035ecde" officeooo:paragraph-rsid="0035ecd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normal" officeooo:rsid="0037dbf4" officeooo:paragraph-rsid="0037dbf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normal" officeooo:rsid="0037e3e1" officeooo:paragraph-rsid="0037e3e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normal" officeooo:rsid="0031afe0" officeooo:paragraph-rsid="0031afe0" style:font-size-asian="10.5pt" style:font-weight-asian="normal" style:font-size-complex="12pt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normal" officeooo:rsid="003321a0" officeooo:paragraph-rsid="003321a0" style:font-size-asian="10.5pt" style:font-weight-asian="normal" style:font-size-complex="12pt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29ee6a" officeooo:paragraph-rsid="002ad9f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2ad9f5" officeooo:paragraph-rsid="002ad9f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2ad9f5" officeooo:paragraph-rsid="002bcb2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2bcb26" officeooo:paragraph-rsid="002bcb2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2ad9f5" officeooo:paragraph-rsid="002ad9f5" fo:background-color="#ffff0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officeooo:paragraph-rsid="0033d1ca"/>
    </style:style>
    <style:style style:name="P69" style:family="paragraph" style:parent-style-name="Standard">
      <style:paragraph-properties fo:text-align="start" style:justify-single-word="false"/>
      <style:text-properties officeooo:paragraph-rsid="0034f51d"/>
    </style:style>
    <style:style style:name="P70" style:family="paragraph" style:parent-style-name="Standard">
      <style:paragraph-properties fo:text-align="start" style:justify-single-word="false"/>
      <style:text-properties officeooo:paragraph-rsid="0037e3e1"/>
    </style:style>
    <style:style style:name="P71" style:family="paragraph" style:parent-style-name="Standard">
      <style:paragraph-properties fo:text-align="start" style:justify-single-word="false"/>
      <style:text-properties officeooo:rsid="0035ecde" officeooo:paragraph-rsid="0035ecde"/>
    </style:style>
    <style:style style:name="P72" style:family="paragraph" style:parent-style-name="Standard">
      <style:paragraph-properties fo:text-align="start" style:justify-single-word="false"/>
      <style:text-properties style:font-name="DejaVu Sans Mono" fo:font-size="10pt" fo:font-weight="bold" officeooo:rsid="0025d8ce" officeooo:paragraph-rsid="0037e3e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DejaVu Sans Mono" fo:font-size="10pt" fo:font-weight="bold" officeooo:rsid="0025d8ce" officeooo:paragraph-rsid="003875f1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DejaVu Sans Mono" fo:font-size="10pt" fo:font-weight="bold" officeooo:rsid="0037e3e1" officeooo:paragraph-rsid="0037e3e1" style:font-size-asian="10pt" style:font-weight-asian="bold" style:font-size-complex="10pt" style:font-weight-complex="bold"/>
    </style:style>
    <style:style style:name="P75" style:family="paragraph">
      <loext:graphic-properties draw:fill="solid" draw:fill-color="#ffffff" draw:opacity="0%"/>
      <style:text-properties fo:font-size="12pt"/>
    </style:style>
    <style:style style:name="P76" style:family="paragraph">
      <loext:graphic-properties draw:fill="solid" draw:fill-color="#ffffff" draw:opacity="0%"/>
    </style:style>
    <style:style style:name="P77" style:family="paragraph">
      <style:paragraph-properties fo:text-align="center"/>
    </style:style>
    <style:style style:name="T1" style:family="text">
      <style:text-properties officeooo:rsid="0008cc6d"/>
    </style:style>
    <style:style style:name="T2" style:family="text">
      <style:text-properties officeooo:rsid="0013ade2"/>
    </style:style>
    <style:style style:name="T3" style:family="text">
      <style:text-properties officeooo:rsid="001bf051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e1b2e" style:font-size-asian="10.5pt" style:font-size-complex="12pt"/>
    </style:style>
    <style:style style:name="T6" style:family="text">
      <style:text-properties fo:font-size="12pt" officeooo:rsid="001e765c" style:font-size-asian="10.5pt" style:font-size-complex="12pt"/>
    </style:style>
    <style:style style:name="T7" style:family="text">
      <style:text-properties fo:font-size="12pt" officeooo:rsid="0025f3f8" style:font-size-asian="10.5pt" style:font-size-complex="12pt"/>
    </style:style>
    <style:style style:name="T8" style:family="text">
      <style:text-properties fo:font-size="12pt" officeooo:rsid="002837ef" style:font-size-asian="10.5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142ef4"/>
    </style:style>
    <style:style style:name="T11" style:family="text">
      <style:text-properties officeooo:rsid="001e1b2e"/>
    </style:style>
    <style:style style:name="T12" style:family="text">
      <style:text-properties officeooo:rsid="000f210d"/>
    </style:style>
    <style:style style:name="T13" style:family="text">
      <style:text-properties officeooo:rsid="00188afe"/>
    </style:style>
    <style:style style:name="T14" style:family="text">
      <style:text-properties officeooo:rsid="001e765c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20171e"/>
    </style:style>
    <style:style style:name="T17" style:family="text">
      <style:text-properties fo:color="#000000" fo:background-color="#ffff00" loext:char-shading-value="0"/>
    </style:style>
    <style:style style:name="T18" style:family="text">
      <style:text-properties fo:color="#000000" officeooo:rsid="0020171e" fo:background-color="#ffff00" loext:char-shading-value="0"/>
    </style:style>
    <style:style style:name="T19" style:family="text">
      <style:text-properties style:font-size-asian="10.5pt"/>
    </style:style>
    <style:style style:name="T20" style:family="text">
      <style:text-properties officeooo:rsid="0020171e" style:font-size-asian="10.5pt"/>
    </style:style>
    <style:style style:name="T21" style:family="text">
      <style:text-properties officeooo:rsid="0021a8f6" style:font-size-asian="10.5pt"/>
    </style:style>
    <style:style style:name="T22" style:family="text">
      <style:text-properties officeooo:rsid="0022a80e" style:font-size-asian="10.5pt"/>
    </style:style>
    <style:style style:name="T23" style:family="text">
      <style:text-properties officeooo:rsid="003dcd5f" style:font-size-asian="10.5pt"/>
    </style:style>
    <style:style style:name="T24" style:family="text">
      <style:text-properties officeooo:rsid="0021a8f6"/>
    </style:style>
    <style:style style:name="T25" style:family="text">
      <style:text-properties officeooo:rsid="00279fca"/>
    </style:style>
    <style:style style:name="T26" style:family="text">
      <style:text-properties officeooo:rsid="002837ef"/>
    </style:style>
    <style:style style:name="T27" style:family="text">
      <style:text-properties officeooo:rsid="0029ee6a"/>
    </style:style>
    <style:style style:name="T28" style:family="text">
      <style:text-properties officeooo:rsid="000c0770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29ee6a"/>
    </style:style>
    <style:style style:name="T31" style:family="text">
      <style:text-properties style:text-position="super 58%" fo:background-color="#ffff00" loext:char-shading-value="0"/>
    </style:style>
    <style:style style:name="T32" style:family="text">
      <style:text-properties style:text-position="super 58%" officeooo:rsid="0035ecde"/>
    </style:style>
    <style:style style:name="T33" style:family="text">
      <style:text-properties officeooo:rsid="002ad9f5"/>
    </style:style>
    <style:style style:name="T34" style:family="text">
      <style:text-properties officeooo:rsid="002bcb26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29ee6a" fo:background-color="#ffff00" loext:char-shading-value="0"/>
    </style:style>
    <style:style style:name="T37" style:family="text">
      <style:text-properties fo:background-color="#ffff00" loext:char-shading-value="0" style:text-overline-style="none" style:text-overline-color="font-color"/>
    </style:style>
    <style:style style:name="T38" style:family="text">
      <style:text-properties officeooo:rsid="0031afe0" fo:background-color="#ffff00" loext:char-shading-value="0" style:text-overline-style="none" style:text-overline-color="font-color"/>
    </style:style>
    <style:style style:name="T39" style:family="text">
      <style:text-properties officeooo:rsid="0020171e" fo:background-color="#ffff00" loext:char-shading-value="0"/>
    </style:style>
    <style:style style:name="T40" style:family="text">
      <style:text-properties officeooo:rsid="00207c69" fo:background-color="#ffff00" loext:char-shading-value="0"/>
    </style:style>
    <style:style style:name="T41" style:family="text">
      <style:text-properties officeooo:rsid="003a6e01" fo:background-color="#ffff00" loext:char-shading-value="0"/>
    </style:style>
    <style:style style:name="T42" style:family="text">
      <style:text-properties officeooo:rsid="00420c22" fo:background-color="#ffff00" loext:char-shading-value="0"/>
    </style:style>
    <style:style style:name="T43" style:family="text">
      <style:text-properties officeooo:rsid="002d72a4"/>
    </style:style>
    <style:style style:name="T44" style:family="text">
      <style:text-properties officeooo:rsid="002efee3"/>
    </style:style>
    <style:style style:name="T4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6" style:family="text">
      <style:text-properties style:font-name="Arial" fo:font-size="12pt" fo:font-weight="normal" officeooo:rsid="0035ecde" style:font-size-asian="10.5pt" style:font-weight-asian="normal" style:font-size-complex="12pt" style:font-weight-complex="normal"/>
    </style:style>
    <style:style style:name="T47" style:family="text">
      <style:text-properties style:font-name="Arial" fo:font-size="12pt" fo:font-weight="normal" officeooo:rsid="0031afe0" fo:background-color="#ffff00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font-name="Arial" fo:font-size="12pt" fo:font-weight="normal" officeooo:rsid="002efee3" fo:background-color="#ffff00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font-name="Arial" fo:font-size="12pt" fo:font-weight="normal" officeooo:rsid="0031afe0" fo:background-color="#ffa6a6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50" style:family="text">
      <style:text-properties style:font-name="Arial" fo:font-size="12pt" fo:font-weight="normal" officeooo:rsid="002efee3" fo:background-color="#ffa6a6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51" style:family="text">
      <style:text-properties style:font-name="Arial" fo:font-size="12pt" fo:font-weight="normal" officeooo:rsid="0031afe0" fo:background-color="#ffffff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52" style:family="text">
      <style:text-properties style:font-name="Arial" fo:font-size="12pt" fo:font-weight="normal" officeooo:rsid="0033d1ca" fo:background-color="#ffffff" loext:char-shading-value="0" style:font-size-asian="10.5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verline-style="solid" style:text-overline-width="bold" style:text-overline-color="font-color"/>
    </style:style>
    <style:style style:name="T54" style:family="text">
      <style:text-properties style:text-overline-style="none" style:text-overline-color="font-color"/>
    </style:style>
    <style:style style:name="T55" style:family="text">
      <style:text-properties officeooo:rsid="0031afe0" fo:background-color="#ffa6a6" loext:char-shading-value="0" style:text-overline-style="none" style:text-overline-color="font-color"/>
    </style:style>
    <style:style style:name="T56" style:family="text">
      <style:text-properties fo:font-weight="bold" fo:background-color="#81d41a" loext:char-shading-value="0" style:font-weight-asian="bold" style:font-weight-complex="bold"/>
    </style:style>
    <style:style style:name="T57" style:family="text">
      <style:text-properties fo:font-weight="bold" officeooo:rsid="0033d1ca" fo:background-color="#81d41a" loext:char-shading-value="0" style:font-weight-asian="bold" style:font-weight-complex="bold"/>
    </style:style>
    <style:style style:name="T58" style:family="text">
      <style:text-properties fo:font-weight="bold" officeooo:rsid="003321a0" fo:background-color="#81d41a" loext:char-shading-value="0" style:font-weight-asian="bold" style:font-weight-complex="bold"/>
    </style:style>
    <style:style style:name="T59" style:family="text">
      <style:text-properties fo:font-weight="bold" fo:background-color="#ffffff" loext:char-shading-value="0" style:font-weight-asian="bold" style:font-weight-complex="bold"/>
    </style:style>
    <style:style style:name="T60" style:family="text">
      <style:text-properties fo:font-weight="bold" officeooo:rsid="0033d1ca" fo:background-color="#ffffff" loext:char-shading-value="0" style:font-weight-asian="bold" style:font-weight-complex="bold"/>
    </style:style>
    <style:style style:name="T61" style:family="text">
      <style:text-properties fo:font-weight="bold" officeooo:rsid="0034bb6b" fo:background-color="#ffffff" loext:char-shading-value="0" style:font-weight-asian="bold" style:font-weight-complex="bold"/>
    </style:style>
    <style:style style:name="T62" style:family="text">
      <style:text-properties officeooo:rsid="0034f51d"/>
    </style:style>
    <style:style style:name="T63" style:family="text">
      <style:text-properties officeooo:rsid="0035ecde"/>
    </style:style>
    <style:style style:name="T64" style:family="text">
      <style:text-properties officeooo:rsid="0037dbf4"/>
    </style:style>
    <style:style style:name="T65" style:family="text">
      <style:text-properties officeooo:rsid="0037e3e1"/>
    </style:style>
    <style:style style:name="T66" style:family="text">
      <style:text-properties style:font-name="DejaVu Sans Mono" fo:font-size="10pt" fo:font-weight="bold" officeooo:rsid="0025d8ce" style:font-size-asian="10pt" style:font-weight-asian="bold" style:font-size-complex="10pt" style:font-weight-complex="bold"/>
    </style:style>
    <style:style style:name="T67" style:family="text">
      <style:text-properties style:font-name="DejaVu Sans Mono" fo:font-size="10pt" fo:font-weight="bold" officeooo:rsid="0037e3e1" style:font-size-asian="10pt" style:font-weight-asian="bold" style:font-size-complex="10pt" style:font-weight-complex="bold"/>
    </style:style>
    <style:style style:name="T68" style:family="text">
      <style:text-properties style:font-name="DejaVu Sans Mono" fo:font-size="10pt" fo:font-weight="bold" officeooo:rsid="003875f1" style:font-size-asian="10pt" style:font-weight-asian="bold" style:font-size-complex="10pt" style:font-weight-complex="bold"/>
    </style:style>
    <style:style style:name="T69" style:family="text">
      <style:text-properties officeooo:rsid="003875f1"/>
    </style:style>
    <style:style style:name="T70" style:family="text">
      <style:text-properties officeooo:rsid="003dcd5f"/>
    </style:style>
    <style:style style:name="T71" style:family="text">
      <style:text-properties officeooo:rsid="003fc6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20.553cm" fo:min-width="16.524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1.744cm" fo:min-width="16.44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1cm" svg:stroke-color="#000000" draw:marker-start-width="0.409cm" draw:marker-end-width="0.409cm" draw:fill="solid" draw:fill-color="#ffffff" draw:opacity="0%" draw:textarea-horizontal-align="justify" draw:textarea-vertical-align="middle" draw:auto-grow-height="false" fo:min-height="5.874cm" fo:min-width="5.345cm" fo:padding-top="0.019cm" fo:padding-bottom="0.019cm" fo:padding-left="0.019cm" fo:padding-right="0.0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2021 Fall CPSC 240-<text:span text:style-name="T3">3 </text:span><text:span text:style-name="T25">Answers</text:span></text:p>
      <text:p text:style-name="P38"><text:span text:style-name="T1">Final</text:span> Concepts Test</text:p>
      <text:p text:style-name="P39"><text:span text:style-name="T1">December </text:span><text:span text:style-name="T3">9</text:span>, 2021 <text:s/>1<text:span text:style-name="T3">1</text:span>:<text:span text:style-name="T3">3</text:span>0<text:span text:style-name="T3">a</text:span>m-<text:span text:style-name="T43">3</text:span>:<text:span text:style-name="T43">0</text:span>0pm</text:p>
      <text:p text:style-name="P25"/>
      <text:p text:style-name="P25"/>
      <text:p text:style-name="P25"/>
      <text:p text:style-name="P24">The polic<text:span text:style-name="T2">ies</text:span> <text:span text:style-name="T2">are</text:span> the same as in the previous tests. <text:s/>No need to repeat <text:span text:style-name="T2">them </text:span>here.</text:p>
      <text:p text:style-name="P24"/>
      <text:p text:style-name="P24"/>
      <text:p text:style-name="P24">Write the word “Blank” in the answer space to obtain 20% of credit.</text:p>
      <text:p text:style-name="P24"/>
      <text:p text:style-name="P24"/>
      <text:p text:style-name="P24">Send only one of these 3 formats: doc, docx, or odt. <text:s text:c="2"/><text:span text:style-name="T9">Do not send PDF.</text:span></text:p>
      <text:p text:style-name="P24"/>
      <text:p text:style-name="P24"/>
      <text:p text:style-name="P24">The total points for this test is 100.</text:p>
      <text:p text:style-name="P24"/>
      <text:p text:style-name="P24"/>
      <text:p text:style-name="P24">Put your name and email address on this test on two different pages. <text:s/>You pick the pages.</text:p>
      <text:p text:style-name="P24"/>
      <text:p text:style-name="P24"/>
      <text:p text:style-name="P24">Send to <text:s/>holliday@fullerton.edu <text:s text:c="6"/>PDF files will be deleted without warning.</text:p>
      <text:p text:style-name="P24"/>
      <text:p text:style-name="P24"/>
      <text:p text:style-name="P32">End time = <text:span text:style-name="T43">3</text:span>:<text:span text:style-name="T43">0</text:span>0pm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>1. <text:s/>Convert <draw:frame draw:style-name="fr1" draw:name="Object1" text:anchor-type="as-char" svg:y="-0.619cm" svg:width="1.392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 text:c="2"/>to IEEE754-32 bits hex.<text:tab/><text:tab/><text:span text:style-name="T70">[12]</text:span></text:p>
      <text:p text:style-name="P27"/>
      <text:p text:style-name="P41">[Show enough intermediate steps to convince the grader that you really know 32-bit float numbers.]</text:p>
      <text:p text:style-name="P44"/>
      <text:p text:style-name="P54">Solution:</text:p>
      <text:p text:style-name="P54"/>
      <text:p text:style-name="P54">149 = 10010101<text:tab/>(by use of a calculator)</text:p>
      <text:p text:style-name="P54"/>
      <text:p text:style-name="P54">The faction part presents a challenge. <text:s/>We will have to use repeated multiplication by 2 to find the repeating pattern.</text:p>
      <text:p text:style-name="P54"><draw:custom-shape text:anchor-type="paragraph" draw:z-index="3" draw:name="Shape3" draw:style-name="gr3" draw:text-style-name="P76" svg:width="5.345cm" svg:height="5.875cm" svg:x="-0.146cm" svg:y="0.392cm"><text:p/><draw:enhanced-geometry svg:viewBox="0 0 21600 21600" draw:type="rectangle" draw:enhanced-path="M 0 0 L 21600 0 21600 21600 0 21600 0 0 Z N"/></draw:custom-shape></text:p>
      <text:p text:style-name="P54">(3/13) x 2<text:tab/>= 0 + (6/13)</text:p>
      <text:p text:style-name="P54">(6/13) x 2<text:tab/>= 0 + (12/13)</text:p>
      <text:p text:style-name="P54">(12/13) x 2<text:tab/>= 1 + (11/13)</text:p>
      <text:p text:style-name="P54">(11/13) x 2 <text:tab/>= 1 + (9/13)</text:p>
      <text:p text:style-name="P54">(9/13) x 2<text:tab/>= 1 + (5/13)</text:p>
      <text:p text:style-name="P54">(5/13) x 2<text:tab/>= 0 + (10/13)</text:p>
      <text:p text:style-name="P54">(10/13) x 2 <text:tab/>= 1 + (7/13)</text:p>
      <text:p text:style-name="P54">(7/13) x 2<text:tab/>= 1 + (!/13)</text:p>
      <text:p text:style-name="P54">(1/13) x 2<text:tab/>= 0 + (2/13)</text:p>
      <text:p text:style-name="P54">(2/13) x 2<text:tab/>= 0 + (4/13)</text:p>
      <text:p text:style-name="P54">(4/13) x 2<text:tab/>= 0 + (8/13)</text:p>
      <text:p text:style-name="P54">(8/13) x 2<text:tab/>= 1 + (3/13)</text:p>
      <text:p text:style-name="P54">(3/13) x 2<text:tab/>= 0 + (6/13)<text:tab/><text:tab/>&lt;== Repeating pattern begin<text:span text:style-name="T71">s</text:span> here</text:p>
      <text:p text:style-name="P54"/>
      <text:p text:style-name="P54"/>
      <text:p text:style-name="P55">Therefore, the original number is </text:p>
      <text:p text:style-name="P55"/>
      <text:p text:style-name="P55"><text:tab/> <text:span text:style-name="T44">10010101 . </text:span>001110110001 <text:s/><text:span text:style-name="T53">001110110001</text:span> <text:s text:c="2"/>x <text:s/>2<text:span text:style-name="T29">0</text:span></text:p>
      <text:p text:style-name="P55"><text:tab/><text:tab/>The sequence with overline repeats.</text:p>
      <text:p text:style-name="P55"/>
      <text:p text:style-name="P55"><text:tab/>=<text:span text:style-name="T44">1 . 0010101</text:span>001110110001 <text:s/><text:span text:style-name="T53">001110110001</text:span> <text:s text:c="2"/>x <text:s/>2<text:span text:style-name="T29">7</text:span></text:p>
      <text:p text:style-name="P44"/>
      <text:p text:style-name="P55">The true exponent is 7. <text:s/>Now add 7 and bias number. <text:s/></text:p>
      <text:p text:style-name="P55"/>
      <text:p text:style-name="P55">The stored exponent is 7F+7 = 8d = 1000 0110</text:p>
      <text:p text:style-name="P55"/>
      <text:p text:style-name="P56">The significand is 23 bits repeating = <text:s/><text:span text:style-name="T44">0010101</text:span>001110110001<text:span text:style-name="T54">0011</text:span></text:p>
      <text:p text:style-name="P61"/>
      <text:p text:style-name="P62">Combine the parts: <text:s/>sign + stored exp + significand <text:s/>= <text:s/>IEEE formated number</text:p>
      <text:p text:style-name="P62"/>
      <text:p text:style-name="P68"><text:span text:style-name="T54">Our number <text:s/>= <text:s/></text:span><text:span text:style-name="T37">0 <text:s/></text:span><text:span text:style-name="T38">100</text:span><text:span text:style-name="T55">0011</text:span><text:span text:style-name="T38">0 <text:s/></text:span><text:span text:style-name="T48">001</text:span><text:span text:style-name="T50">0101</text:span><text:span text:style-name="T47">0011</text:span><text:span text:style-name="T49">1011</text:span><text:span text:style-name="T47">0001</text:span><text:span text:style-name="T49">0011</text:span><text:span text:style-name="T51"> <text:s text:c="3"/></text:span><text:span text:style-name="T52">1011</text:span></text:p>
      <text:p text:style-name="P33">The colors show groups of 4 bits per group.</text:p>
      <text:p text:style-name="P33"/>
      <text:p text:style-name="P33">Now write the number in IEEE format: <text:s/><text:span text:style-name="T59">0x431</text:span><text:span text:style-name="T60">A3B13 <text:s text:c="5"/></text:span><text:span text:style-name="T61">B</text:span></text:p>
      <text:p text:style-name="P36">The B on the right is outside the register, but since B &gt;=8 we round up the preceding digit.</text:p>
      <text:p text:style-name="P36"/>
      <text:p text:style-name="P34"><text:span text:style-name="T15">Final answer ===&gt; <text:s/></text:span><text:span text:style-name="T58">0x431</text:span><text:span text:style-name="T57">A3B1</text:span><text:span text:style-name="T56">4</text:span></text:p>
      <text:p text:style-name="P3">2. Convert 0x4<text:span text:style-name="T3">589</text:span> <text:span text:style-name="T3">6</text:span>000 to a decimal float number.<text:tab/><text:tab/><text:span text:style-name="T70">[12]</text:span></text:p>
      <text:p text:style-name="P26"/>
      <text:p text:style-name="P40">[Show enough intermediate steps to convince the grader that you really know 32-bit float numbers.]</text:p>
      <text:p text:style-name="P26"/>
      <text:p text:style-name="P57">Solution: <text:s/>First extract the stored exponent = 10001011 = 139 (decimal)</text:p>
      <text:p text:style-name="P45"/>
      <text:p text:style-name="P57">Subtract <text:s/>139 – 127 = <text:s/>12 (decimal) = true exponent</text:p>
      <text:p text:style-name="P57"/>
      <text:p text:style-name="P57">Next extract the significand from 896000 remembering to discard the left bit.</text:p>
      <text:p text:style-name="P57"/>
      <text:p text:style-name="P57">Hence, significand = 000 1001 0110 000 … 0</text:p>
      <text:p text:style-name="P57"/>
      <text:p text:style-name="P69">Combine the part to obtain our number = 1.000 1001 011 <text:s/>x <text:s/>2<text:span text:style-name="T29">12</text:span></text:p>
      <text:p text:style-name="P57"/>
      <text:p text:style-name="P57">To simplify move the point 10 digits to the right.</text:p>
      <text:p text:style-name="P57"/>
      <text:p text:style-name="P57">Our number is <text:s/>10001001011. <text:s/>x <text:s/>2<text:span text:style-name="T32">2</text:span></text:p>
      <text:p text:style-name="P57"/>
      <text:p text:style-name="P57">Using a calculator shows <text:s text:c="2"/>10001001011 <text:s/>= <text:s/><text:span text:style-name="T63">1099 (decimal)</text:span></text:p>
      <text:p text:style-name="P57"/>
      <text:p text:style-name="P58">Finally, our number is 1099 <text:s/>x<text:span text:style-name="T62"> <text:s/>2</text:span><text:span text:style-name="T29">2</text:span> <text:s text:c="2"/>= <text:s/>1099 x 4 = <text:s/><text:span text:style-name="T56">4396</text:span></text:p>
      <text:p text:style-name="P57"/>
      <text:p text:style-name="P57"/>
      <text:p text:style-name="P57"/>
      <text:p text:style-name="P8">3. <text:s/>A software license (non-EULA) seeks to achieve certain outcomes for the end user. <text:s/>What outcomes are we speaking?<text:tab/><text:tab/><text:span text:style-name="T70">[7]</text:span></text:p>
      <text:p text:style-name="P46"/>
      <text:p text:style-name="P58">Solution: <text:s/><text:span text:style-name="T64">O</text:span>pen source software licenses generally grant 4 freedoms (or rights) to the end consumer.</text:p>
      <text:p text:style-name="P58"/>
      <text:p text:style-name="P46"/>
      <text:p text:style-name="P58">1. <text:s/>The right to receive the source code with the product itself.</text:p>
      <text:p text:style-name="P46"/>
      <text:p text:style-name="P58">2. <text:s/>The freedom distribute the software to others via any medium</text:p>
      <text:p text:style-name="P58"/>
      <text:p text:style-name="P71"><text:span text:style-name="T46">3. <text:s/></text:span><text:span text:style-name="T45">The right to modify the program.</text:span></text:p>
      <text:p text:style-name="P58"/>
      <text:p text:style-name="P58">4. <text:s/>The freedom to distribute the modified product via any media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4. <text:s/>What did Miss Ada invent that was novel in her day but is commonplace among programmers today?<text:tab/><text:tab/><text:span text:style-name="T70">[7]</text:span></text:p>
      <text:p text:style-name="P46"/>
      <text:p text:style-name="P59">Solution</text:p>
      <text:p text:style-name="P59"/>
      <text:p text:style-name="P59">Ada invented <text:span text:style-name="T35">the “call” feature</text:span> of software.</text:p>
      <text:p text:style-name="P59"/>
      <text:p text:style-name="P59">She was first to manifest the concept of one software function calling another function and that called function would later surrender control back to the original function.</text:p>
      <text:p text:style-name="P59"/>
      <text:p text:style-name="P59">In her time period this was a technological breakthrough. <text:s/>Today we don’t even pause to think about it.</text:p>
      <text:p text:style-name="P46"/>
      <text:p text:style-name="P35">When was her time? <text:s/>The professor did not look it up, but it had to be somewhere around 1840.</text:p>
      <text:p text:style-name="P5">5. <text:s/>The next two numbers seem to be far apart. <text:s/>But are they really far apart? <text:s/>Show manually how a computer performs the process of adding the numbers. <text:s/>Show the sum.<text:tab/><text:span text:style-name="T70">[12]</text:span></text:p>
      <text:p text:style-name="P28"/>
      <text:p text:style-name="P28">Have any data been lost in the process, and, if so, <text:span text:style-name="T10">what is the numeric value of any lost data. <text:s/>Answers in decimal are preferred, but in hex will be considered.</text:span></text:p>
      <text:p text:style-name="P28"/>
      <text:p text:style-name="P28">All numbers are IEEE754-64 bits.</text:p>
      <text:p text:style-name="P28"/>
      <text:p text:style-name="P28">0x4<text:span text:style-name="T11">4</text:span><text:span text:style-name="T10">A</text:span><text:span text:style-name="T11">7</text:span> <text:s/><text:span text:style-name="T10">9</text:span><text:span text:style-name="T26">0</text:span>00 <text:s text:c="2"/>0000 <text:s/>0000</text:p>
      <text:p text:style-name="P42"><text:span text:style-name="T4">0x</text:span><text:span text:style-name="T5">41BA</text:span><text:span text:style-name="T4"> <text:s/></text:span><text:span text:style-name="T5">7</text:span><text:span text:style-name="T8">0</text:span><text:span text:style-name="T4">00 <text:s/>0000 <text:s/>0000</text:span></text:p>
      <text:p text:style-name="P47"/>
      <text:p text:style-name="P51">Solution:</text:p>
      <text:p text:style-name="P51"/>
      <text:p text:style-name="P51">We’ll give names to these two numbers</text:p>
      <text:p text:style-name="P51"><text:tab/>X <text:s/>= <text:s/><text:span text:style-name="T28">0x4</text:span><text:span text:style-name="T11">4</text:span><text:span text:style-name="T10">A</text:span><text:span text:style-name="T11">7</text:span><text:span text:style-name="T28"> <text:s/></text:span><text:span text:style-name="T10">9</text:span><text:span text:style-name="T26">0</text:span><text:span text:style-name="T28">00 <text:s text:c="2"/>0000 <text:s/>0000</text:span></text:p>
      <text:p text:style-name="P48"><text:tab/><text:span text:style-name="T27">Y <text:s/>= <text:s/></text:span>0x<text:span text:style-name="T11">41BA</text:span> <text:s/><text:span text:style-name="T11">7</text:span><text:span text:style-name="T26">0</text:span>00 <text:s/>0000 <text:s/>0000</text:p>
      <text:p text:style-name="P48"/>
      <text:p text:style-name="P51">For X the true exponent is 0x44A – 0x3FF = 0x4B = 75 (decimal)</text:p>
      <text:p text:style-name="P51"/>
      <text:p text:style-name="P51">For Y the true exponent is 0x41B – 0x3FF = 0x1C = 28 (decimal)</text:p>
      <text:p text:style-name="P47">//<text:span text:style-name="T27">The MATE calculator was used in the calculations above.</text:span></text:p>
      <text:p text:style-name="P47"/>
      <text:p text:style-name="P51">X = 1.0111 1001 0000 0000 …… 0000 x 2<text:span text:style-name="T29">75</text:span></text:p>
      <text:p text:style-name="P51"/>
      <text:p text:style-name="P51">Y = 1.1010 0111 0000 0000 ……. 0000 x 2<text:span text:style-name="T29">28</text:span></text:p>
      <text:p text:style-name="P51"/>
      <text:p text:style-name="P51">We have to adjust the dot in Y to make its exponent agree with the exponent in X</text:p>
      <text:p text:style-name="P51">Move the dot in Y 47 places to the left.</text:p>
      <text:p text:style-name="P51"/>
      <text:p text:style-name="P51">Y = 0.0000 0000 0000 0000 0000 0000 0000 0000 0000 <text:span text:style-name="T33">0000 </text:span>0000 0011 1010 0111 x 2<text:span text:style-name="T29">75</text:span></text:p>
      <text:p text:style-name="P51"><draw:polyline text:anchor-type="paragraph" draw:z-index="1" draw:name="Shape1" draw:style-name="gr4" draw:text-style-name="P77" svg:width="1.163cm" svg:height="12.469cm" draw:transform="skewX (-0.00383972435438752) rotate (-1.51005886882549) translate (13.5677303084315cm -0.785323210628408cm)" svg:viewBox="0 0 1164 12470" draw:points="0,12470 477,12470 1164,0 804,36 835,9"><text:p/></draw:polyline></text:p>
      <text:p text:style-name="P51"/>
      <text:p text:style-name="P53">The underline shows the shift of 47 places.</text:p>
      <text:p text:style-name="P53">Next line up the bits and add:</text:p>
      <text:p text:style-name="P52">X = 1.0111 1001 0000 000<text:span text:style-name="T33">0 0000 0000 0000 0000 </text:span>0000 <text:span text:style-name="T33">0000 0000 0000 0000 </text:span><text:s/>x 2<text:span text:style-name="T29">75</text:span></text:p>
      <text:p text:style-name="P52">Y = 0.0000 0000 0000 0000 0000 0000 0000 0000 <text:span text:style-name="T33">0000 </text:span>0000 0000 0011 1010 0111 x 2<text:span text:style-name="T29">75</text:span></text:p>
      <text:p text:style-name="P63"/>
      <text:p text:style-name="P64">The sum is</text:p>
      <text:p text:style-name="P64">X+Y = <text:span text:style-name="T27">1.0111 1001 0000 000</text:span>0 0000 0000 0000 0000 <text:span text:style-name="T27">0000 </text:span>0000 0000 <text:s/><text:span text:style-name="T27">0011 1010 <text:s/>x 2</text:span><text:span text:style-name="T30">75</text:span></text:p>
      <text:p text:style-name="P67">X+Y = 0x44A7 <text:s/>9000 <text:s/>0000 003A</text:p>
      <text:p text:style-name="P64"/>
      <text:p text:style-name="P64"/>
      <text:p text:style-name="P64">There is a loss of precision. <text:s/>The amount of loss is</text:p>
      <text:p text:style-name="P65">0.0000 … 0000 <text:span text:style-name="T34">0111 <text:s/>x </text:span><text:span text:style-name="T27">2</text:span><text:span text:style-name="T30">75</text:span></text:p>
      <text:p text:style-name="P64"><draw:polyline text:anchor-type="paragraph" draw:z-index="2" draw:name="Shape2" draw:style-name="gr4" draw:text-style-name="P77" svg:width="0.483cm" svg:height="2.691cm" draw:transform="rotate (-1.48021373861639) translate (3.09067857190107cm -0.213573662456871cm)" svg:viewBox="0 0 484 2692" draw:points="0,2692 292,2692 484,0 218,2"><text:p/></draw:polyline></text:p>
      <text:p text:style-name="P66">The underline represents an entire mantissa, namely: 52 bits of zeros.</text:p>
      <text:p text:style-name="P66">In the loss number move the point 56 places to the right. <text:s/>Then the loss is <text:span text:style-name="T35">7 x <text:s/></text:span><text:span text:style-name="T36">2</text:span><text:span text:style-name="T31">19</text:span></text:p>
      <text:p text:style-name="P66">That is sufficient. <text:s text:c="2"/>Use a calculator if you want a simpler expression.</text:p>
      <text:p text:style-name="P6">6. <text:s/>The following dialog is part of the output of a larger program.<text:tab/><text:tab/><text:span text:style-name="T70">[13]</text:span></text:p>
      <text:p text:style-name="P44"/>
      <text:p text:style-name="P49">Please enter your name: <text:s/>Rudolf Red Nose</text:p>
      <text:p text:style-name="P49">What is your precision number: <text:s text:c="2"/>0.03.04.07</text:p>
      <text:p text:style-name="P49">Invalid. <text:s/>Please try again: <text:s text:c="2"/>7.4TR88</text:p>
      <text:p text:style-name="P49">Invalid. <text:s/>Please try again: <text:s/>++0.07</text:p>
      <text:p text:style-name="P49">Invalid. <text:s/>Please try again: <text:s/>0.01</text:p>
      <text:p text:style-name="P49">Thank you Rudolf Red Nose. <text:s/>You’re hired.</text:p>
      <text:p text:style-name="P49"/>
      <text:p text:style-name="P49"/>
      <text:p text:style-name="P29">Show a portion of an X86 function th<text:span text:style-name="T14">at</text:span> <text:span text:style-name="T14">makes</text:span> the dialog above. <text:s/>This is about validating an inputted <text:span text:style-name="T14">double</text:span>. <text:s text:c="2"/>You may use known functions from the C/C++ libraries. <text:s/>You may use publicly available functions. <text:s/><text:span text:style-name="T12">Do declare those functions as externs. <text:s/>Declare strings </text:span><text:span text:style-name="T13">in</text:span></text:p>
      <text:p text:style-name="P31"><text:s/>the .data segment.</text:p>
      <text:p text:style-name="P29"/>
      <text:p text:style-name="P43"><text:span text:style-name="T4">What if you run out of time? <text:s/>Scale it down. <text:s/>Perhaps omit the iteration. <text:s/>Maybe omit </text:span><text:span text:style-name="T6">the part about Rudolf’s </text:span><text:span text:style-name="T4">name. <text:s/>You are an experienced programmer. <text:s/>Solving part of the problem is worth more points tha</text:span><text:span text:style-name="T7">n</text:span><text:span text:style-name="T4"> solving none of it.</text:span></text:p>
      <text:p text:style-name="P50"/>
      <text:p text:style-name="P60">Solution:</text:p>
      <text:p text:style-name="P60"/>
      <text:p text:style-name="P60">This question should remind you of Assignment 2 (string I/O) and Assignment 4 (numeric input validation). <text:s/>The answer to this question combines parts from each of those two assignments.</text:p>
      <text:p text:style-name="P60"/>
      <text:p text:style-name="P60">The solution is long, but here it is.</text:p>
      <text:p text:style-name="P60"/>
      <text:p text:style-name="P72">null equ 0 <text:s text:c="13"/>;null is the name of any sequence of zero bits</text:p>
      <text:p text:style-name="P74">max_string_length equ 64</text:p>
      <text:p text:style-name="P72"/>
      <text:p text:style-name="P74">extern isfloat</text:p>
      <text:p text:style-name="P74">extern scanf</text:p>
      <text:p text:style-name="P74">extern printf</text:p>
      <text:p text:style-name="P74">global get_precision</text:p>
      <text:p text:style-name="P72"/>
      <text:p text:style-name="P74">segment .data</text:p>
      <text:p text:style-name="P74">prompt_for_name db “Please enter your name: “, 0</text:p>
      <text:p text:style-name="P74">precision_question db “What is your precision number? “, 0</text:p>
      <text:p text:style-name="P73">invalid_message <text:span text:style-name="T69">db “Invalid. Please try again: “,0</text:span></text:p>
      <text:p text:style-name="P73">departure <text:span text:style-name="T69">db “Thank you %s. <text:s/>you’re hired”,10,0</text:span></text:p>
      <text:p text:style-name="P74"/>
      <text:p text:style-name="P74">segment .bss</text:p>
      <text:p text:style-name="P74">namestring resb 64</text:p>
      <text:p text:style-name="P72"/>
      <text:p text:style-name="P72">segment .text</text:p>
      <text:p text:style-name="P72"><text:span text:style-name="T65">get_precision</text:span>:</text:p>
      <text:p text:style-name="P72"/>
      <text:p text:style-name="P72">;<text:span text:style-name="T69">Save time on a test: 15 pushes were omitted.</text:span></text:p>
      <text:p text:style-name="P72"/>
      <text:p text:style-name="P72"><draw:custom-shape text:anchor-type="paragraph" draw:z-index="4" draw:name="Shape4" draw:style-name="gr2" draw:text-style-name="P75" svg:width="16.474cm" svg:height="1.773cm" svg:x="-0.173cm" svg:y="0.034cm"><text:p/><draw:enhanced-geometry svg:viewBox="0 0 21600 21600" draw:type="rectangle" draw:enhanced-path="M 0 0 L 21600 0 21600 21600 0 21600 0 0 Z N"/></draw:custom-shape>;Ask user for first and last names.</text:p>
      <text:p text:style-name="P72">mov rax,0</text:p>
      <text:p text:style-name="P72">mov rdi, prompt_for_name</text:p>
      <text:p text:style-name="P72">call printf</text:p>
      <text:p text:style-name="P72"><draw:custom-shape text:anchor-type="paragraph" draw:z-index="5" draw:name="Shape4_0" draw:style-name="gr1" draw:text-style-name="P75" svg:width="16.553cm" svg:height="20.582cm" svg:x="-0.173cm" svg:y="0.185cm"><text:p/><draw:enhanced-geometry svg:viewBox="0 0 21600 21600" draw:type="rectangle" draw:enhanced-path="M 0 0 L 21600 0 21600 21600 0 21600 0 0 Z N"/></draw:custom-shape><text:soft-page-break/></text:p>
      <text:p text:style-name="P72">;Obtain the user’s names and store them in namestring</text:p>
      <text:p text:style-name="P72">mov rax,0</text:p>
      <text:p text:style-name="P72">mov rdi, namestring</text:p>
      <text:p text:style-name="P72">mov rsi, max_str_length</text:p>
      <text:p text:style-name="P72">mov rdx, [stdin]</text:p>
      <text:p text:style-name="P72">call fgets</text:p>
      <text:p text:style-name="P72"/>
      <text:p text:style-name="P72">;Remove the newline character from the inputted string</text:p>
      <text:p text:style-name="P72">mov rdi, namestring</text:p>
      <text:p text:style-name="P72">call strlen</text:p>
      <text:p text:style-name="P72">;The length is now in rax. <text:s/>Save a copy in r15, and then remove the newline</text:p>
      <text:p text:style-name="P72">mov r15,rax</text:p>
      <text:p text:style-name="P72">mov al,null</text:p>
      <text:p text:style-name="P72">mov [namestring+r15-1], al <text:s text:c="4"/>;al is the name of the lowest 1 byte of rax</text:p>
      <text:p text:style-name="P72"/>
      <text:p text:style-name="P72">;Prompt for the number of <text:span text:style-name="T65">precision number</text:span></text:p>
      <text:p text:style-name="P72">mov rdi, p<text:span text:style-name="T65">recision</text:span>_question</text:p>
      <text:p text:style-name="P72">call printf</text:p>
      <text:p text:style-name="P72"/>
      <text:p text:style-name="P70"><text:span text:style-name="T66">;Make space for the incoming </text:span><text:span text:style-name="T67">precision number</text:span></text:p>
      <text:p text:style-name="P72">sub rsp,64 <text:s/>;Create 64 bytes of space for the incoming <text:span text:style-name="T65">precision</text:span> number.</text:p>
      <text:p text:style-name="P72"/>
      <text:p text:style-name="P72">input_a_<text:span text:style-name="T65">precision</text:span>:</text:p>
      <text:p text:style-name="P72">mov rdi, string_form</text:p>
      <text:p text:style-name="P72">mov rsi, rsp</text:p>
      <text:p text:style-name="P72">call scanf</text:p>
      <text:p text:style-name="P72"/>
      <text:p text:style-name="P72">;Is it a <text:span text:style-name="T65">float</text:span>?</text:p>
      <text:p text:style-name="P72">mov rdi, rsp</text:p>
      <text:p text:style-name="P72">call is<text:span text:style-name="T65">float</text:span></text:p>
      <text:p text:style-name="P72"/>
      <text:p text:style-name="P72">;The response is in rax: rax == 0 means false; rax /= 0 means true</text:p>
      <text:p text:style-name="P72">cmp rax,0</text:p>
      <text:p text:style-name="P72">jne valid_input</text:p>
      <text:p text:style-name="P72">mov rdi, invalid_message</text:p>
      <text:p text:style-name="P72">call printf</text:p>
      <text:p text:style-name="P72">jmp input_a_<text:span text:style-name="T69">precision</text:span></text:p>
      <text:p text:style-name="P72"/>
      <text:p text:style-name="P72">valid_input:</text:p>
      <text:p text:style-name="P72">mov rdi,rsp</text:p>
      <text:p text:style-name="P72">call ato<text:span text:style-name="T69">f</text:span></text:p>
      <text:p text:style-name="P70"><text:span text:style-name="T66">;The </text:span><text:span text:style-name="T68">precision number is now in xmm0</text:span><text:span text:style-name="T66">. <text:s/>Save a backup copy </text:span><text:span text:style-name="T68">in xmm15.</text:span></text:p>
      <text:p text:style-name="P72">mov<text:span text:style-name="T69">sd</text:span> <text:span text:style-name="T69">xmm15</text:span>,<text:span text:style-name="T69">xmm0</text:span></text:p>
      <text:p text:style-name="P72"/>
      <text:p text:style-name="P72">;Say good-bye</text:p>
      <text:p text:style-name="P72">mov rax,0</text:p>
      <text:p text:style-name="P72">mov rdi,departure</text:p>
      <text:p text:style-name="P72">mov rsi,namestring</text:p>
      <text:p text:style-name="P72">call printf</text:p>
      <text:p text:style-name="P72"/>
      <text:p text:style-name="P72">;Set up the return value</text:p>
      <text:p text:style-name="P72">mov <text:span text:style-name="T69">xmm0</text:span>, <text:span text:style-name="T69">xmm15</text:span></text:p>
      <text:p text:style-name="P72"/>
      <text:p text:style-name="P72">add rsp,64 <text:s text:c="2"/>;Reverse an earlier subtraction from rsp</text:p>
      <text:p text:style-name="P72">;<text:span text:style-name="T69">Fifteen pop were omitted.</text:span></text:p>
      <text:p text:style-name="P72">ret</text:p>
      <text:p text:style-name="P7">7. <text:s text:c="2"/>Here is a stack dump <text:span text:style-name="T24">of the kind we all love.<text:tab/><text:tab/></text:span><text:span text:style-name="T70">[10]</text:span></text:p>
      <text:p text:style-name="P30"/>
      <text:p text:style-name="P30"/>
      <text:p text:style-name="P20"/>
      <text:p text:style-name="P21">Offset <text:s text:c="3"/>Address <text:s text:c="10"/>Value</text:p>
      <text:p text:style-name="P22"><text:s/>+608 <text:s/>00007fff01d17e88 <text:s/>00007fff01d19271</text:p>
      <text:p text:style-name="P22"><text:s/>+600 <text:s/>00007fff01d17e80 <text:s/>0000000000000000</text:p>
      <text:p text:style-name="P22"><text:s/>+592 <text:s/>00007fff01d17e78 <text:span text:style-name="T15"><text:s/>00007fff01d19269</text:span></text:p>
      <text:p text:style-name="P22"><text:s/>+584 <text:s/>00007fff01d17e70 <text:s/>0000000000000001</text:p>
      <text:p text:style-name="P22"><text:s/>+576 <text:s/>00007fff01d17e68 <text:s/>000000000000001c</text:p>
      <text:p text:style-name="P22"><text:s/>+568 <text:s/>00007fff01d17e60 <text:s/>00007fff01d17e68</text:p>
      <text:p text:style-name="P22"><text:s/>+560 <text:s/>00007fff01d17e58 <text:s/>00000000004004b9</text:p>
      <text:p text:style-name="P22"><text:s/>+552 <text:s/>00007fff01d17e50 <text:s/>0000000000000000</text:p>
      <text:p text:style-name="P22"><text:s/>+544 <text:s/>00007fff01d17e48 <text:s/>00007fff01d17e70</text:p>
      <text:p text:style-name="P22"/>
      <text:p text:style-name="P22"><text:s/>+536 <text:s/>00007fff01d17e40 <text:s/><text:span text:style-name="T35">0000000000</text:span><text:span text:style-name="T39">0</text:span><text:span text:style-name="T35">00</text:span><text:span text:style-name="T39">000</text:span></text:p>
      <text:p text:style-name="P22"><text:s/>+528 <text:s/>00007fff01d17e38 <text:s/>0000000<text:span text:style-name="T16">8FF</text:span>000000</text:p>
      <text:p text:style-name="P22"><text:s/>+520 <text:s/>00007fff01d17e30 <text:s/>00000000000<text:span text:style-name="T16">66678</text:span></text:p>
      <text:p text:style-name="P22"><text:s/>+512 <text:s/>00007fff01d17e28 <text:s/>0000000000000001</text:p>
      <text:p text:style-name="P22"><text:s/>+504 <text:s/>00007fff01d17e20 <text:s/>00007fff01d17e78</text:p>
      <text:p text:style-name="P22"><text:s/>+496 <text:s/>00007fff01d17e18 <text:s/>0000000000401dd0</text:p>
      <text:p text:style-name="P22"/>
      <text:p text:style-name="P22"><text:s/>+488 <text:s/>00007fff01d17e10 <text:s/><text:span text:style-name="T35">00007fff01d17e40</text:span></text:p>
      <text:p text:style-name="P22"><text:s/>+480 <text:s/>00007fff01d17e08 <text:s/>0000000000000000</text:p>
      <text:p text:style-name="P22"><text:s/>+472 <text:s/>00007fff01d17e00 <text:s/>0000000000000000</text:p>
      <text:p text:style-name="P22"><text:s/>+464 <text:s/>00007fff01d17df8 <text:s/>dda1284af90c3abc</text:p>
      <text:p text:style-name="P22"><text:s/>+456 <text:s/>00007fff01d17df0 <text:s/>dc5cd74251bc3abc</text:p>
      <text:p text:style-name="P22"><text:s/>+448 <text:s/>00007fff01d17de8 <text:s/>0000000000000000</text:p>
      <text:p text:style-name="P22"><text:s/>+440 <text:s/>00007fff01d17de0 <text:s/>0000000000000000</text:p>
      <text:p text:style-name="P22"><text:s/>+432 <text:s/>00007fff01d17dd8 <text:s/>00007fff01d17e70</text:p>
      <text:p text:style-name="P22"><text:s/>+424 <text:s/>00007fff01d17dd0 <text:s/>0000000000400490</text:p>
      <text:p text:style-name="P22"><text:s/>+416 <text:s/>00007fff01d17dc8 <text:s/>23a2d460915c3abc</text:p>
      <text:p text:style-name="P22"><text:s/>+408 <text:s/>00007fff01d17dc0 <text:s/>0000000000000000</text:p>
      <text:p text:style-name="P22"><text:s/>+400 <text:s/>00007fff01d17db8 <text:s/>0000000000400586</text:p>
      <text:p text:style-name="P22"><text:s/>+392 <text:s/>00007fff01d17db0 <text:s/>0000000100000000</text:p>
      <text:p text:style-name="P22"><text:s/>+384 <text:s/>00007fff01d17da8 <text:span text:style-name="T15"><text:s/>00007fff01d17e78</text:span></text:p>
      <text:p text:style-name="P22"><text:s/>+376 <text:s/>00007fff01d17da0 <text:s/>00007fff01d17e78</text:p>
      <text:p text:style-name="P22"><text:s/>+368 <text:s/>00007fff01d17d98 <text:s/>00007f01fe552a40</text:p>
      <text:p text:style-name="P22"><text:s/>+360 <text:s/>00007fff01d17d90 <text:s/>0000000000000000</text:p>
      <text:p text:style-name="P22"><text:s/>+352 <text:s/>00007fff01d17d88 <text:s/>0000000000000020</text:p>
      <text:p text:style-name="P22"><text:s/>+344 <text:s/>00007fff01d17d80 <text:s/>0000000000000006</text:p>
      <text:p text:style-name="P22"><text:s/>+336 <text:s/>00007fff01d17d78 <text:s/>0000000000000005</text:p>
      <text:p text:style-name="P22"><text:s/>+328 <text:s/>00007fff01d17d70 <text:s/>0000000000000004</text:p>
      <text:p text:style-name="P22"><text:s/>+320 <text:s/>00007fff01d17d68 <text:s/>0000000000000003</text:p>
      <text:p text:style-name="P22"><text:s/>+312 <text:s/>00007fff01d17d60 <text:s/>0000000000000002</text:p>
      <text:p text:style-name="P22"><text:s/>+304 <text:s/>00007fff01d17d58 <text:s/>0000000000000001</text:p>
      <text:p text:style-name="P22"><text:s/>+296 <text:s/>00007fff01d17d50 <text:s/>0000000000000001</text:p>
      <text:p text:style-name="P22"><text:s/>+288 <text:s/>00007fff01d17d48 <text:s/>0000000100000000</text:p>
      <text:p text:style-name="P22"><text:soft-page-break/><text:s/>+280 <text:s/>00007fff01d17d40 <text:s/>00007fff01d17e78</text:p>
      <text:p text:style-name="P22"><text:s/>+272 <text:s/>00007fff01d17d38 <text:s/>00000000<text:span text:style-name="T16">ffffffff</text:span></text:p>
      <text:p text:style-name="P22"><text:s/>+264 <text:s/>00007fff01d17d30 <text:s/>0000000000400613</text:p>
      <text:p text:style-name="P22"/>
      <text:p text:style-name="P22"><text:s/>+256 <text:s/>00007fff01d17d28 <text:s/><text:span text:style-name="T35">00007fff01d17e10</text:span></text:p>
      <text:p text:style-name="P22"><text:s/>+248 <text:s/>00007fff01d17d20 <text:s/>0000000000000008</text:p>
      <text:p text:style-name="P22"><text:s/>+240 <text:s/>00007fff01d17d18 <text:s/>0000000000000007</text:p>
      <text:p text:style-name="P22"><text:s/>+232 <text:s/>00007fff01d17d10 <text:s/>0000000000000006</text:p>
      <text:p text:style-name="P22"><text:s/>+224 <text:s/>00007fff01d17d08 <text:s/>0000000000000002</text:p>
      <text:p text:style-name="P22"><text:s/>+216 <text:s/>00007fff01d17d00 <text:s/>0000000000000002</text:p>
      <text:p text:style-name="P22"><text:s/>+200 <text:s/>00007fff01d17cf0 <text:s/>00007fff01d17d30</text:p>
      <text:p text:style-name="P22"><text:s/>+192 <text:s/>00007fff01d17ce8 <text:s/>0000000000000007</text:p>
      <text:p text:style-name="P22"><text:s/>+184 <text:s/>00007fff01d17ce0 <text:s/>000000000000000a</text:p>
      <text:p text:style-name="P22"><text:s/>+176 <text:s/>00007fff01d17cd8 <text:s/>0000000000000009</text:p>
      <text:p text:style-name="P22"><text:s/>+168 <text:s/>00007fff01d17cd0 <text:s/>0000000000000000</text:p>
      <text:p text:style-name="P22"><text:s/>+160 <text:s/>00007fff01d17cc8 <text:s/>0000000000000007</text:p>
      <text:p text:style-name="P22"><text:s/>+152 <text:s/>00007fff01d17cc0 <text:s/>00007fff01d17e70</text:p>
      <text:p text:style-name="P22"><text:s/>+136 <text:s/>00007fff01d17cb0 <text:s/>00007fff01d17cf0</text:p>
      <text:p text:style-name="P22"><text:s/>+128 <text:s/>00007fff01d17ca8 <text:s/>0000000000000016</text:p>
      <text:p text:style-name="P22"><text:s/>+120 <text:s/>00007fff01d17ca0 <text:s/>000000000000000b</text:p>
      <text:p text:style-name="P22"><text:s/>+112 <text:s/>00007fff01d17c98 <text:s/>0000000000<text:span text:style-name="T16">409ffc</text:span></text:p>
      <text:p text:style-name="P22"/>
      <text:p text:style-name="P22"><text:s/>+104 <text:s/>00007fff01d17c90 <text:s/><text:span text:style-name="T35">00007fff01d17d28</text:span></text:p>
      <text:p text:style-name="P22"><text:s text:c="2"/>+96 <text:s/>00007fff01d17c88 <text:s/>00000000004007fc</text:p>
      <text:p text:style-name="P22"><text:s text:c="2"/>+88 <text:s/>00007fff01d17c80 <text:s/>00007fff01d17cb0</text:p>
      <text:p text:style-name="P22"><text:s text:c="2"/>+80 <text:s/>00007fff01d17c78 <text:s/>0000000000000012</text:p>
      <text:p text:style-name="P22"><text:s text:c="2"/>+72 <text:s/>00007fff01d17c70 <text:s/>0000000000000000</text:p>
      <text:p text:style-name="P22"><text:s text:c="2"/>+64 <text:s/>00007fff01d17c68 <text:s/>0000000000000012</text:p>
      <text:p text:style-name="P22"><text:s text:c="2"/>+56 <text:s/>00007fff01d17c60 <text:s/>0000000000000000</text:p>
      <text:p text:style-name="P22"><text:s text:c="2"/>+48 <text:s/>00007fff01d17c58 <text:s/>0000000000400876</text:p>
      <text:p text:style-name="P22"/>
      <text:p text:style-name="P22"><text:s text:c="2"/>+40 <text:s/>00007fff01d17c50 <text:s/><text:span text:style-name="T35">00007fff01d17c</text:span><text:span text:style-name="T18">9</text:span><text:span text:style-name="T17">0</text:span></text:p>
      <text:p text:style-name="P22"><text:s text:c="2"/>+32 <text:s/>00007fff01d17c48 <text:s/>000000000000001c</text:p>
      <text:p text:style-name="P22"><text:s text:c="2"/>+24 <text:s/>00007fff01d17c40 <text:s/>00000000004020a7</text:p>
      <text:p text:style-name="P22"><text:s text:c="2"/>+16 <text:s/>00007fff01d17c38 <text:s/>00007f01fe8f8970</text:p>
      <text:p text:style-name="P22"><text:s text:c="3"/>+8 <text:s/>00007fff01d17c30 <text:s/>000000007ffffff2</text:p>
      <text:p text:style-name="P23"><text:s text:c="3"/>+0 <text:s/>00007fff01d17c28 <text:s/>ffffffffffffffff</text:p>
      <text:p text:style-name="P10"/>
      <text:p text:style-name="P9"><text:span text:style-name="T19">Use your editor to place a blank line between </text:span><text:span text:style-name="T20">the </text:span><text:span text:style-name="T19">activation records.</text:span></text:p>
      <text:p text:style-name="P14"/>
      <text:p text:style-name="P18">The back end of each activation record in the linked list is highlighted in yellow.</text:p>
      <text:p text:style-name="P14"/>
      <text:p text:style-name="P14"/>
      <text:p text:style-name="P1"><text:span text:style-name="T19">8. <text:s/>Special technique. <text:s text:c="2"/>This is an IEEE754-32bit number. <text:s/>0X7CD5 3000. <text:s text:c="2"/></text:span><text:span text:style-name="T21">It has a corresponding decimal expression, but that’s not important here.<text:tab/></text:span><text:span text:style-name="T23">[9]</text:span></text:p>
      <text:p text:style-name="P15"/>
      <text:p text:style-name="P11"><text:span text:style-name="T19">How do you copy that 32-bit number into the lowest 32 bits of xmm</text:span><text:span text:style-name="T22">9</text:span><text:span text:style-name="T19">?</text:span></text:p>
      <text:p text:style-name="P16"/>
      <text:p text:style-name="P16"/>
      <text:p text:style-name="P18">Solution:</text:p>
      <text:p text:style-name="P18"/>
      <text:p text:style-name="P18">Copy the literal number into the low half of a register like rax.</text:p>
      <text:p text:style-name="P18"/>
      <text:p text:style-name="P18"><text:tab/><text:span text:style-name="T35">mov <text:s/>eax, <text:s/></text:span><text:span text:style-name="T40">0</text:span><text:span text:style-name="T42">x</text:span><text:span text:style-name="T40">7CD5 3000</text:span></text:p>
      <text:p text:style-name="P18"/>
      <text:p text:style-name="P18">Push the entire register on the stack</text:p>
      <text:p text:style-name="P18"/>
      <text:p text:style-name="P18"><text:tab/><text:span text:style-name="T35">push rax</text:span></text:p>
      <text:p text:style-name="P18"/>
      <text:p text:style-name="P18">Copy 32 bits from stack to lowest one-fourth of xmm9</text:p>
      <text:p text:style-name="P18"/>
      <text:p text:style-name="P18"><text:tab/><text:span text:style-name="T35">movss <text:s/>xmm9, [rsp]</text:span></text:p>
      <text:p text:style-name="P18"/>
      <text:p text:style-name="P18">Return the stack to its former state</text:p>
      <text:p text:style-name="P16"/>
      <text:p text:style-name="P16"><text:tab/><text:span text:style-name="T41">pop rax</text:span></text:p>
      <text:p text:style-name="P16"/>
      <text:p text:style-name="P2">9. <text:s/>This array has been declared in a C++ function: <text:s text:c="2"/>char myname[12]; <text:s text:c="2"/>A cstring is already stored in the array. <text:s text:c="2"/>What is a gdb command that will show the ascii values of the chars in the array?<text:tab/><text:tab/><text:tab/><text:span text:style-name="T70">[9]</text:span></text:p>
      <text:p text:style-name="P16"/>
      <text:p text:style-name="P19">Solution:<text:tab/><text:tab/><text:span text:style-name="T35">p/d <text:s text:c="2"/>mynam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0. <text:s/>What is a gdb command that will show the contents of the upper half of xmm3 in standard float format?<text:tab/><text:tab/><text:tab/><text:span text:style-name="T70">[9]</text:span></text:p>
      <text:p text:style-name="P16"/>
      <text:p text:style-name="P19">Solution:<text:tab/><text:tab/><text:span text:style-name="T35">p/f <text:s text:c="2"/>xmm3.v2_double[1]</text:span></text:p>
      <text:p text:style-name="P16"/>
      <text:p text:style-name="P16"/>
      <text:p text:style-name="P16"/>
      <text:p text:style-name="P16"/>
      <text:p text:style-name="P16"/>
      <text:p text:style-name="P17">End of test. <text:s/>Exactly 10 questions. 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Put your name and email address on this test on two different pages.</text:p>
      <text:p text:style-name="P12"/>
      <text:p text:style-name="P12"/>
      <text:p text:style-name="P12"/>
      <text:p text:style-name="P13">Come and say hi in the CS building in the new semester. <text:s/></text:p>
      <text:p text:style-name="P13"/>
      <text:p text:style-name="P13"/>
      <text:p text:style-name="P13"/>
      <text:p text:style-name="P13">Have a wonderful Christmas vacation. 🎅️ ☃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6:53:25.441362823</meta:creation-date>
    <dc:date>2021-12-23T06:04:36.439274562</dc:date>
    <meta:editing-duration>PT3H29M28S</meta:editing-duration>
    <meta:editing-cycles>24</meta:editing-cycles>
    <meta:generator>LibreOffice/6.4.7.2$Linux_X86_64 LibreOffice_project/40$Build-2</meta:generator>
    <meta:document-statistic meta:table-count="0" meta:image-count="0" meta:object-count="1" meta:page-count="11" meta:paragraph-count="270" meta:word-count="1882" meta:character-count="12209" meta:non-whitespace-character-count="10131"/>
  </office:meta>
</office:document-meta>
</file>

<file path=Object 1/content.xml><?xml version="1.0" encoding="utf-8"?>
<math xmlns="http://www.w3.org/1998/Math/MathML" display="block">
  <semantics>
    <mrow>
      <mn>149</mn>
      <mfrac>
        <mn>3</mn>
        <mn>13</mn>
      </mfrac>
    </mrow>
    <annotation encoding="StarMath 5.0">149 {3 over 13}</annotation>
  </semantics>
</math>
</file>